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bef03" officeooo:paragraph-rsid="001bef03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5:01:06.408230067</meta:creation-date>
    <dc:date>2025-03-20T13:15:33.631657704</dc:date>
    <meta:editing-duration>PT1M11S</meta:editing-duration>
    <meta:editing-cycles>4</meta:editing-cycles>
    <meta:generator>LibreOffice/24.8.5.2$Linux_X86_64 LibreOffice_project/48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